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adornments="Standard" style:font-family-generic="swiss" style:font-pitch="variable"/>
  </office:font-face-decls>
  <office:automatic-styles>
    <style:style style:name="P1" style:family="paragraph" style:parent-style-name="Subtitle">
      <style:text-properties officeooo:rsid="00199e03" officeooo:paragraph-rsid="00199e03"/>
    </style:style>
    <style:style style:name="P2" style:family="paragraph" style:parent-style-name="Title">
      <style:text-properties officeooo:rsid="00199e03" officeooo:paragraph-rsid="00199e03"/>
    </style:style>
    <style:style style:name="P3" style:family="paragraph" style:parent-style-name="Text_20_body">
      <style:text-properties officeooo:rsid="0021ac1c" officeooo:paragraph-rsid="0021ac1c"/>
    </style:style>
    <style:style style:name="P4" style:family="paragraph" style:parent-style-name="Text_20_body">
      <style:text-properties officeooo:rsid="001e382e" officeooo:paragraph-rsid="001e382e"/>
    </style:style>
    <style:style style:name="P5" style:family="paragraph" style:parent-style-name="Text_20_body">
      <style:text-properties officeooo:paragraph-rsid="0021ac1c"/>
    </style:style>
    <style:style style:name="P6" style:family="paragraph" style:parent-style-name="Code">
      <style:text-properties officeooo:rsid="002c9dec" officeooo:paragraph-rsid="002c9dec"/>
    </style:style>
    <style:style style:name="P7" style:family="paragraph" style:parent-style-name="Text_20_body">
      <style:text-properties officeooo:rsid="002c9dec" officeooo:paragraph-rsid="002c9dec"/>
    </style:style>
    <style:style style:name="P8" style:family="paragraph" style:parent-style-name="Code">
      <style:text-properties officeooo:rsid="002e02c3" officeooo:paragraph-rsid="002e02c3"/>
    </style:style>
    <style:style style:name="P9" style:family="paragraph" style:parent-style-name="Footnote">
      <style:text-properties officeooo:rsid="002e02c3" officeooo:paragraph-rsid="002e02c3"/>
    </style:style>
    <style:style style:name="P10" style:family="paragraph" style:parent-style-name="Text_20_body">
      <style:text-properties officeooo:rsid="002e02c3" officeooo:paragraph-rsid="002e02c3"/>
    </style:style>
    <style:style style:name="P11" style:family="paragraph" style:parent-style-name="Footnote">
      <style:text-properties officeooo:rsid="002c05f5" officeooo:paragraph-rsid="002c05f5"/>
    </style:style>
    <style:style style:name="P12" style:family="paragraph" style:parent-style-name="Text_20_body">
      <style:text-properties officeooo:rsid="002c05f5" officeooo:paragraph-rsid="002c05f5"/>
    </style:style>
    <style:style style:name="P13" style:family="paragraph" style:parent-style-name="Quotations">
      <style:text-properties officeooo:rsid="002d64f2" officeooo:paragraph-rsid="002d64f2"/>
    </style:style>
    <style:style style:name="P14" style:family="paragraph" style:parent-style-name="Quotations">
      <style:text-properties officeooo:paragraph-rsid="002d64f2"/>
    </style:style>
    <style:style style:name="P15" style:family="paragraph" style:parent-style-name="Text_20_body">
      <style:text-properties officeooo:rsid="002fa964" officeooo:paragraph-rsid="002fa964"/>
    </style:style>
    <style:style style:name="P16" style:family="paragraph" style:parent-style-name="Text_20_body">
      <style:text-properties officeooo:rsid="00334423" officeooo:paragraph-rsid="00334423"/>
    </style:style>
    <style:style style:name="P17" style:family="paragraph" style:parent-style-name="Text_20_body">
      <style:text-properties officeooo:rsid="00341517" officeooo:paragraph-rsid="00341517"/>
    </style:style>
    <style:style style:name="P18" style:family="paragraph" style:parent-style-name="Text_20_body">
      <style:text-properties officeooo:rsid="00351d62" officeooo:paragraph-rsid="00351d62"/>
    </style:style>
    <style:style style:name="P19" style:family="paragraph" style:parent-style-name="Text_20_body">
      <style:text-properties officeooo:paragraph-rsid="00365f63"/>
    </style:style>
    <style:style style:name="P20" style:family="paragraph" style:parent-style-name="Text_20_body">
      <style:text-properties officeooo:paragraph-rsid="00376630"/>
    </style:style>
    <style:style style:name="P21" style:family="paragraph" style:parent-style-name="Footnote">
      <style:text-properties officeooo:rsid="003c2c33" officeooo:paragraph-rsid="003c2c33"/>
    </style:style>
    <style:style style:name="P22" style:family="paragraph" style:parent-style-name="Text_20_body">
      <style:text-properties officeooo:rsid="003c2c33" officeooo:paragraph-rsid="003c2c33"/>
    </style:style>
    <style:style style:name="P23" style:family="paragraph" style:parent-style-name="Text_20_body">
      <style:text-properties officeooo:rsid="003acae9" officeooo:paragraph-rsid="003acae9"/>
    </style:style>
    <style:style style:name="P24" style:family="paragraph" style:parent-style-name="Text_20_body">
      <style:text-properties officeooo:rsid="004035ad" officeooo:paragraph-rsid="004035ad"/>
    </style:style>
    <style:style style:name="P25" style:family="paragraph" style:parent-style-name="Code">
      <style:text-properties officeooo:paragraph-rsid="004b5d7d"/>
    </style:style>
    <style:style style:name="P26" style:family="paragraph" style:parent-style-name="Code">
      <style:text-properties officeooo:paragraph-rsid="004dd67f"/>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Heading_20_1">
      <style:text-properties officeooo:rsid="0023aab9" officeooo:paragraph-rsid="0023aab9"/>
    </style:style>
    <style:style style:name="P31" style:family="paragraph" style:parent-style-name="Heading_20_2">
      <style:text-properties officeooo:rsid="0021ac1c" officeooo:paragraph-rsid="0021ac1c"/>
    </style:style>
    <style:style style:name="P32" style:family="paragraph" style:parent-style-name="Heading_20_2">
      <style:text-properties officeooo:rsid="002c05f5" officeooo:paragraph-rsid="002c05f5"/>
    </style:style>
    <style:style style:name="P33" style:family="paragraph" style:parent-style-name="Heading_20_2">
      <style:text-properties officeooo:rsid="00250e19" officeooo:paragraph-rsid="00250e19"/>
    </style:style>
    <style:style style:name="P34" style:family="paragraph" style:parent-style-name="Heading_20_3">
      <style:text-properties officeooo:paragraph-rsid="00341517"/>
    </style:style>
    <style:style style:name="P35" style:family="paragraph" style:parent-style-name="Heading_20_3">
      <style:text-properties officeooo:rsid="00365f63" officeooo:paragraph-rsid="00365f63"/>
    </style:style>
    <style:style style:name="P36" style:family="paragraph" style:parent-style-name="Heading_20_3">
      <style:text-properties officeooo:rsid="004b36fc" officeooo:paragraph-rsid="004b36fc"/>
    </style:style>
    <style:style style:name="P37" style:family="paragraph" style:parent-style-name="Heading_20_3">
      <style:text-properties officeooo:rsid="005044ec" officeooo:paragraph-rsid="005044ec"/>
    </style:style>
    <style:style style:name="P38" style:family="paragraph" style:parent-style-name="Heading_20_4">
      <style:text-properties officeooo:rsid="0053fe43" officeooo:paragraph-rsid="0053fe43"/>
    </style:style>
    <style:style style:name="P39" style:family="paragraph" style:parent-style-name="Text_20_body" style:list-style-name="L1">
      <style:text-properties officeooo:rsid="001e382e" officeooo:paragraph-rsid="001e382e"/>
    </style:style>
    <style:style style:name="P40" style:family="paragraph" style:parent-style-name="Text_20_body" style:list-style-name="L2">
      <style:text-properties officeooo:rsid="002c9dec" officeooo:paragraph-rsid="002c9dec"/>
    </style:style>
    <style:style style:name="P41" style:family="paragraph" style:parent-style-name="Text_20_body" style:list-style-name="L3">
      <style:text-properties officeooo:rsid="00334423" officeooo:paragraph-rsid="00334423"/>
    </style:style>
    <style:style style:name="P42" style:family="paragraph" style:parent-style-name="Text_20_body" style:list-style-name="L4">
      <style:text-properties officeooo:paragraph-rsid="00365f63"/>
    </style:style>
    <style:style style:name="P43" style:family="paragraph" style:parent-style-name="Text_20_body" style:list-style-name="L5">
      <style:text-properties officeooo:paragraph-rsid="0036f4ca"/>
    </style:style>
    <style:style style:name="P44" style:family="paragraph" style:parent-style-name="Text_20_body" style:list-style-name="L6">
      <style:text-properties officeooo:paragraph-rsid="0036f4ca"/>
    </style:style>
    <style:style style:name="P45" style:family="paragraph" style:parent-style-name="Text_20_body" style:list-style-name="L7">
      <style:text-properties officeooo:rsid="003a07fb" officeooo:paragraph-rsid="003a07fb"/>
    </style:style>
    <style:style style:name="P46" style:family="paragraph" style:parent-style-name="Text_20_body" style:list-style-name="L7">
      <style:text-properties officeooo:rsid="003a07fb" officeooo:paragraph-rsid="003de630"/>
    </style:style>
    <style:style style:name="P47" style:family="paragraph" style:parent-style-name="Text_20_body" style:list-style-name="L8">
      <style:text-properties officeooo:rsid="003e3c5d" officeooo:paragraph-rsid="003e3c5d"/>
    </style:style>
    <style:style style:name="P48" style:family="paragraph" style:parent-style-name="Text_20_body">
      <style:text-properties officeooo:rsid="004630a7" officeooo:paragraph-rsid="004630a7"/>
    </style:style>
    <style:style style:name="P49" style:family="paragraph" style:parent-style-name="Text_20_body">
      <style:text-properties officeooo:rsid="001fda66" officeooo:paragraph-rsid="0021ac1c"/>
    </style:style>
    <style:style style:name="P50" style:family="paragraph" style:parent-style-name="Text_20_body">
      <style:text-properties officeooo:rsid="004b36fc" officeooo:paragraph-rsid="004b36fc"/>
    </style:style>
    <style:style style:name="P51" style:family="paragraph" style:parent-style-name="Text_20_body">
      <style:text-properties officeooo:rsid="004b5d7d" officeooo:paragraph-rsid="004b5d7d"/>
    </style:style>
    <style:style style:name="P52" style:family="paragraph" style:parent-style-name="Text_20_body">
      <style:text-properties officeooo:rsid="004e881e" officeooo:paragraph-rsid="004e881e"/>
    </style:style>
    <style:style style:name="P53" style:family="paragraph" style:parent-style-name="Text_20_body" style:list-style-name="L9">
      <style:text-properties officeooo:rsid="004e881e" officeooo:paragraph-rsid="004e881e"/>
    </style:style>
    <style:style style:name="P54" style:family="paragraph" style:parent-style-name="Text_20_body" style:list-style-name="L10">
      <style:text-properties officeooo:rsid="004e881e" officeooo:paragraph-rsid="004e881e"/>
    </style:style>
    <style:style style:name="P55" style:family="paragraph" style:parent-style-name="Text_20_body" style:list-style-name="L10">
      <style:text-properties officeooo:paragraph-rsid="004e881e"/>
    </style:style>
    <style:style style:name="P56" style:family="paragraph" style:parent-style-name="Text_20_body">
      <style:text-properties officeooo:rsid="005044ec" officeooo:paragraph-rsid="005044ec"/>
    </style:style>
    <style:style style:name="P57" style:family="paragraph" style:parent-style-name="Text_20_body" style:list-style-name="L11">
      <style:text-properties officeooo:rsid="005044ec" officeooo:paragraph-rsid="005044ec"/>
    </style:style>
    <style:style style:name="P58" style:family="paragraph" style:parent-style-name="Text_20_body">
      <style:text-properties officeooo:rsid="0051f2ce" officeooo:paragraph-rsid="0051f2ce"/>
    </style:style>
    <style:style style:name="P59" style:family="paragraph" style:parent-style-name="Text_20_body" style:list-style-name="L12">
      <style:text-properties officeooo:paragraph-rsid="0051f2ce"/>
    </style:style>
    <style:style style:name="P60" style:family="paragraph" style:parent-style-name="Text_20_body" style:list-style-name="L13">
      <style:text-properties officeooo:paragraph-rsid="0051f2ce"/>
    </style:style>
    <style:style style:name="P61" style:family="paragraph" style:parent-style-name="Text_20_body">
      <style:text-properties officeooo:rsid="0053fe43" officeooo:paragraph-rsid="0053fe43"/>
    </style:style>
    <style:style style:name="P62" style:family="paragraph" style:parent-style-name="Text_20_body" style:list-style-name="L14">
      <style:text-properties officeooo:rsid="0053fe43" officeooo:paragraph-rsid="0053fe43"/>
    </style:style>
    <style:style style:name="P63" style:family="paragraph" style:parent-style-name="Text_20_body">
      <style:text-properties officeooo:paragraph-rsid="0053fe43"/>
    </style:style>
    <style:style style:name="P64" style:family="paragraph" style:parent-style-name="Text_20_body" style:list-style-name="L14">
      <style:text-properties officeooo:paragraph-rsid="0053fe43"/>
    </style:style>
    <style:style style:name="P65" style:family="paragraph" style:parent-style-name="Text_20_body" style:list-style-name="L15">
      <style:text-properties officeooo:paragraph-rsid="0053fe43"/>
    </style:style>
    <style:style style:name="T1" style:family="text">
      <style:text-properties officeooo:rsid="0026bce2"/>
    </style:style>
    <style:style style:name="T2" style:family="text">
      <style:text-properties officeooo:rsid="002c05f5"/>
    </style:style>
    <style:style style:name="T3" style:family="text">
      <style:text-properties officeooo:rsid="00250e19"/>
    </style:style>
    <style:style style:name="T4" style:family="text">
      <style:text-properties officeooo:rsid="002c9dec"/>
    </style:style>
    <style:style style:name="T5" style:family="text">
      <style:text-properties officeooo:rsid="00334423"/>
    </style:style>
    <style:style style:name="T6" style:family="text">
      <style:text-properties officeooo:rsid="00341517"/>
    </style:style>
    <style:style style:name="T7" style:family="text">
      <style:text-properties officeooo:rsid="0036f4ca"/>
    </style:style>
    <style:style style:name="T8" style:family="text">
      <style:text-properties officeooo:rsid="00376630"/>
    </style:style>
    <style:style style:name="T9" style:family="text">
      <style:text-properties officeooo:rsid="00408351"/>
    </style:style>
    <style:style style:name="T10" style:family="text">
      <style:text-properties officeooo:rsid="004b5d7d"/>
    </style:style>
    <style:style style:name="T11" style:family="text">
      <style:text-properties officeooo:rsid="004e10f7"/>
    </style:style>
    <style:style style:name="T12" style:family="text">
      <style:text-properties officeooo:rsid="004e881e"/>
    </style:style>
    <style:style style:name="T13" style:family="text">
      <style:text-properties officeooo:rsid="0051f2ce"/>
    </style:style>
    <style:style style:name="T14" style:family="text">
      <style:text-properties officeooo:rsid="0053fe43"/>
    </style:style>
    <style:style style:name="T15" style:family="text">
      <style:text-properties officeooo:rsid="00546ce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arter Eleven</text:p>
      <text:p text:style-name="P1">von Oliver Reinking</text:p>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7"><text:a xlink:type="simple" xlink:href="#__RefHeading___Toc1258_953918146" text:style-name="Index_20_Link" text:visited-style-name="Index_20_Link">Notwendige Installationen<text:tab/>3</text:a></text:p>
          <text:p text:style-name="P28"><text:a xlink:type="simple" xlink:href="#__RefHeading___Toc1260_953918146" text:style-name="Index_20_Link" text:visited-style-name="Index_20_Link">Laragon<text:tab/>3</text:a></text:p>
          <text:p text:style-name="P27"><text:a xlink:type="simple" xlink:href="#__RefHeading___Toc1262_953918146" text:style-name="Index_20_Link" text:visited-style-name="Index_20_Link">Laravel-Projekt installieren<text:tab/>4</text:a></text:p>
          <text:p text:style-name="P28"><text:a xlink:type="simple" xlink:href="#__RefHeading___Toc1264_953918146" text:style-name="Index_20_Link" text:visited-style-name="Index_20_Link">Laravel-Projekt installieren<text:tab/>4</text:a></text:p>
          <text:p text:style-name="P28"><text:a xlink:type="simple" xlink:href="#__RefHeading___Toc1270_953918146" text:style-name="Index_20_Link" text:visited-style-name="Index_20_Link">Die Verzeichnisstruktur<text:tab/>5</text:a></text:p>
          <text:p text:style-name="P28"><text:a xlink:type="simple" xlink:href="#__RefHeading___Toc1296_953918146" text:style-name="Index_20_Link" text:visited-style-name="Index_20_Link">Besondere Dateien<text:tab/>9</text:a></text:p>
          <text:p text:style-name="P28"><text:a xlink:type="simple" xlink:href="#__RefHeading___Toc1306_953918146" text:style-name="Index_20_Link" text:visited-style-name="Index_20_Link">Anwendung nutzen<text:tab/>16</text:a></text:p>
          <text:p text:style-name="P27"><text:a xlink:type="simple" xlink:href="#__RefHeading___Toc1308_953918146" text:style-name="Index_20_Link" text:visited-style-name="Index_20_Link">Erstellung der Homepage<text:tab/>17</text:a></text:p>
          <text:p text:style-name="P28"><text:a xlink:type="simple" xlink:href="#__RefHeading___Toc1310_953918146" text:style-name="Index_20_Link" text:visited-style-name="Index_20_Link">Erste Anpassungen<text:tab/>17</text:a></text:p>
        </text:index-body>
      </text:table-of-content>
      <text:h text:style-name="Heading_20_1" text:outline-level="1"/>
      <text:h text:style-name="Heading_20_1" text:outline-level="1"><text:bookmark-start text:name="__RefHeading___Toc1258_953918146"/>Notwendige Installationen<text:bookmark-end text:name="__RefHeading___Toc1258_953918146"/></text:h>
      <text:p text:style-name="P4">Bevor wir starten können, müssen wir einige Programme installieren.</text:p>
      <text:p text:style-name="P4">Ich verwende das Betriebssystem Windows 11.</text:p>
      <text:p text:style-name="P4">Folgende Programme müssen installiert werden:</text:p>
      <text:list text:style-name="L1">
        <text:list-item>
          <text:p text:style-name="P39">Composer</text:p>
        </text:list-item>
        <text:list-item>
          <text:p text:style-name="P39">Node.js und NPM</text:p>
        </text:list-item>
        <text:list-item>
          <text:p text:style-name="P39">Visual Studio Code</text:p>
        </text:list-item>
        <text:list-item>
          <text:p text:style-name="P39">Git</text:p>
        </text:list-item>
        <text:list-item>
          <text:p text:style-name="P39">MySQL</text:p>
        </text:list-item>
        <text:list-item>
          <text:p text:style-name="P39">Laravel Installer</text:p>
        </text:list-item>
        <text:list-item>
          <text:p text:style-name="P39">Laragon</text:p>
        </text:list-item>
      </text:list>
      <text:h text:style-name="P31" text:outline-level="2"><text:bookmark-start text:name="__RefHeading___Toc1260_953918146"/>Laragon<text:bookmark-end text:name="__RefHeading___Toc1260_953918146"/></text:h>
      <text:p text:style-name="P3">Lade Laragon hier herunter:</text:p>
      <text:p text:style-name="P5"><text:a xlink:type="simple" xlink:href="https://laragon.org/download/" text:style-name="Internet_20_link" text:visited-style-name="Visited_20_Internet_20_Link">https://laragon.org/download/</text:a></text:p>
      <text:p text:style-name="P3">und führe dann die Installation durch.</text:p>
      <text:p text:style-name="P3"/>
      <text:p text:style-name="P3">https://medium.com/@arunov/how-to-install-laragon-on-windows-a-step-by-step-guide-e24d5b4f9138</text:p>
      <text:p text:style-name="P49"/>
      <text:h text:style-name="P30" text:outline-level="1"><text:bookmark-start text:name="__RefHeading___Toc1262_953918146"/>Laravel-Projekt <text:span text:style-name="T2">installieren</text:span><text:bookmark-end text:name="__RefHeading___Toc1262_953918146"/></text:h>
      <text:p text:style-name="P14"><text:span text:style-name="T3">In diesem Kapitel </text:span><text:span text:style-name="T2">installieren wir ein neues Laravel-Projekt.</text:span></text:p>
      <text:p text:style-name="P14"><text:span text:style-name="T2">Danach schauen wir uns die</text:span> Verzeichnisstruktur <text:span text:style-name="T2">und einige </text:span>Dateien <text:span text:style-name="T2">an.</text:span> Wir werden auch die Anwendung starten und uns für die geschlossenen Bereich der Anwendung registrieren.</text:p>
      <text:p text:style-name="P13">Und auch die SQL-Datenbank werden wir uns anschauen.</text:p>
      <text:h text:style-name="P32" text:outline-level="2"><text:bookmark-start text:name="__RefHeading___Toc1264_953918146"/>Laravel-Projekt installieren<text:bookmark-end text:name="__RefHeading___Toc1264_953918146"/></text:h>
      <text:p text:style-name="P12">Wir rufen Laragon auf und klicken dort auf den Button Terminal.</text:p>
      <text:p text:style-name="P12">Hier geben wir folgendes ein:</text:p>
      <text:p text:style-name="Code">composer create-project laravel/laravel:^11.0 <text:span text:style-name="T2">starter-eleven</text:span><text:span text:style-name="T2"><text:note text:id="ftn1" text:note-class="footnote"><text:note-citation>1</text:note-citation><text:note-body><text:p text:style-name="P11">Es kann sein, dass du hier eine Fehlermeldung bezüglich sqlite bekommst.<text:line-break/>Du musst dann in Laragon die Datei php.ini abändern. Entferne das Semikolon aus den folgenden Zeilen:<text:line-break/>extension=pdo_sqlite<text:line-break/>extension=sqlite3</text:p><text:p text:style-name="P11"><text:s/></text:p></text:note-body></text:note></text:span></text:p>
      <text:p text:style-name="P12">Sobald der obige Befehl abgearbeitet ist, geben wir folgende Befehle im Terminal ein:</text:p>
      <text:p text:style-name="Code">cd starte<text:span text:style-name="T2">r</text:span>-eleven</text:p>
      <text:p text:style-name="Code">composer require laravel/jetstream</text:p>
      <text:p text:style-name="P6">php artisan jetstream:install inertia</text:p>
      <text:h text:style-name="Heading_20_3" text:outline-level="3"><text:bookmark-start text:name="__RefHeading___Toc1266_953918146"/>Erste Anpassungen<text:bookmark-end text:name="__RefHeading___Toc1266_953918146"/></text:h>
      <text:p text:style-name="P7">Jetzt öffnen wir unseren Text-Editor und führen folgende Änderungen durch:</text:p>
      <text:list text:style-name="L2">
        <text:list-item>
          <text:p text:style-name="P40">Konfigurationswerte anpassen</text:p>
        </text:list-item>
      </text:list>
      <text:h text:style-name="Heading_20_3" text:outline-level="3"><text:bookmark-start text:name="__RefHeading___Toc1268_953918146"/>Konfigurationswerte anpassen<text:bookmark-end text:name="__RefHeading___Toc1268_953918146"/></text:h>
      <text:p text:style-name="P7">Öffne die Datei .env im Hauptverzeichnis und führe hier folgende Anpassungen durch:</text:p>
      <text:p text:style-name="Code"><text:soft-page-break/>APP_NAME=<text:span text:style-name="T4">Starter-Eleven</text:span></text:p>
      <text:p text:style-name="Code">…</text:p>
      <text:p text:style-name="Code">APP_URL=<text:a xlink:type="simple" xlink:href="https://starter-eleven.test/" text:style-name="Internet_20_link" text:visited-style-name="Visited_20_Internet_20_Link">https://<text:span text:style-name="T4">starter-eleven</text:span>.test</text:a></text:p>
      <text:p text:style-name="Code">…</text:p>
      <text:p text:style-name="Code">DB_CONNECTION=mysql</text:p>
      <text:p text:style-name="Code">DB_HOST=127.0.0.1</text:p>
      <text:p text:style-name="Code">DB_PORT=3307</text:p>
      <text:p text:style-name="Code">DB_DATABASE=starter-eleven-test</text:p>
      <text:p text:style-name="Code">DB_USERNAME=root</text:p>
      <text:p text:style-name="Code">DB_PASSWORD=12345678</text:p>
      <text:p text:style-name="P10">Danach rufen wir das Terminal<text:note text:id="ftn2" text:note-class="footnote"><text:note-citation>2</text:note-citation><text:note-body><text:p text:style-name="P9">Wenn du auch den Text-Editor Visual Studio Code nutzt, kannst du in der Menüzeile auf Terminal klicken und dann auf New Terminal.</text:p></text:note-body></text:note> auf und geben folgenden Befehl ein:</text:p>
      <text:p text:style-name="P8">php artisan migrate:fresh</text:p>
      <text:p text:style-name="P10">Der obige Befehl führt eine erneute Datenbank-Migration durch. Beachte, dass sämtliche Tabellen gelöscht werden und danach werden die „leeren“ Tabellen in die Datenbank eingefügt. Dieser Befehl sollte in einer Umgebungsumgebung nur ein einzige Mal durchgeführt werden.</text:p>
      <text:p text:style-name="P15">Das Thema Datenbank-Migration wird später noch im Detail vorgestellt.</text:p>
      <text:h text:style-name="Heading_20_2" text:outline-level="2"><text:bookmark-start text:name="__RefHeading___Toc1270_953918146"/>Die Verzeichnisstruktur<text:bookmark-end text:name="__RefHeading___Toc1270_953918146"/></text:h>
      <text:p text:style-name="P12">Die Verzeichnisstruktur <text:span text:style-name="T5">besteht aus folgenden Hauptverzeichnissen:</text:span></text:p>
      <text:list text:style-name="L3">
        <text:list-item>
          <text:p text:style-name="P41">app</text:p>
        </text:list-item>
        <text:list-item>
          <text:p text:style-name="P41">bootstrap</text:p>
        </text:list-item>
        <text:list-item>
          <text:p text:style-name="P41">config</text:p>
        </text:list-item>
        <text:list-item>
          <text:p text:style-name="P41">database</text:p>
        </text:list-item>
        <text:list-item>
          <text:p text:style-name="P41">node_modules</text:p>
        </text:list-item>
        <text:list-item>
          <text:p text:style-name="P41">public</text:p>
        </text:list-item>
        <text:list-item>
          <text:p text:style-name="P41">resources</text:p>
        </text:list-item>
        <text:list-item>
          <text:p text:style-name="P41">routes</text:p>
        </text:list-item>
        <text:list-item>
          <text:p text:style-name="P41">storage</text:p>
        </text:list-item>
        <text:list-item>
          <text:p text:style-name="P41">tests</text:p>
        </text:list-item>
        <text:list-item>
          <text:p text:style-name="P41">vendor</text:p>
        </text:list-item>
      </text:list>
      <text:h text:style-name="Heading_20_3" text:outline-level="3"><text:bookmark-start text:name="__RefHeading___Toc1272_953918146"/><text:soft-page-break/>Hauptverzeichnis<text:bookmark-end text:name="__RefHeading___Toc1272_953918146"/></text:h>
      <text:h text:style-name="Heading_20_4" text:outline-level="4">.<text:span text:style-name="T6">env-Datei</text:span></text:h>
      <text:p text:style-name="P17">Eine Umgebungsdatei, die wichtige Konfigurationswerte speichert, wie Datenbankverbindungsdaten, Mailserver-Einstellungen und andere sensible Informationen, die von der Anwendung zur Laufzeit genutzt werden. Diese Werte sind spezifisch für die Umgebung, in der die Anwendung läuft, was die Trennung von Entwicklung, Test und Produktion ermöglicht.</text:p>
      <text:h text:style-name="Heading_20_4" text:outline-level="4">artisan</text:h>
      <text:p text:style-name="P17">Ein PHP-Skript, das den Einstiegspunkt für das Artisan-Kommandozeilen-Tool darstellt. Artisan bietet eine Reihe von Kommandos, die hilfreich sind für das Datenbank-Management, die Ausführung von Migrations, das Generieren von Boilerplate-Code für verschiedene Teile der Anwendung und vieles mehr.</text:p>
      <text:h text:style-name="Heading_20_4" text:outline-level="4">composer.json und composer.lock</text:h>
      <text:p text:style-name="P17">Diese Dateien werden von Composer genutzt, dem Dependency-Manager für PHP. composer.json definiert die PHP-Paketabhängigkeiten des Projekts sowie andere Einstellungen. composer.lock speichert die exakten Versionen dieser Abhängigkeiten, die installiert sind, um Konsistenz über alle Entwicklungsumgebungen hinweg zu gewährleisten.</text:p>
      <text:h text:style-name="Heading_20_4" text:outline-level="4">package.json und yarn.lock/package-lock.json</text:h>
      <text:p text:style-name="P17">Ähnlich wie composer.json für PHP, definieren diese Dateien Abhängigkeiten für Node.js-Pakete, die in der Anwendung (meist für Frontend-Werkzeuge und -Bibliotheken) verwendet werden. yarn.lock oder package-lock.json speichern die exakten Versionen der installierten Node.js-Pakete.</text:p>
      <text:h text:style-name="Heading_20_4" text:outline-level="4">phpunit.xml</text:h>
      <text:p text:style-name="P17">Eine Konfigurationsdatei für PHPUnit, das Testframework, das mit Laravel für Unit-Tests und Feature-Tests verwendet wird. Diese Datei ermöglicht es Ihnen, <text:soft-page-break/>das Verhalten der Tests anzupassen, einschließlich der Umgebungsvariablen, die speziell für Tests festgelegt sind.</text:p>
      <text:h text:style-name="Heading_20_4" text:outline-level="4">server.php</text:h>
      <text:p text:style-name="P17">Dient als Ersatz für den eingebauten PHP-Webserver, wenn Sie Laravel in einer lokalen Entwicklungsumgebung ohne einen richtigen Webserver wie Apache oder Nginx verwenden. Es leitet alle eingehenden Anfragen an das Front-Controller-Skript public/index.php um.</text:p>
      <text:h text:style-name="Heading_20_4" text:outline-level="4">vite.config.js</text:h>
      <text:p text:style-name="P17">Diese Datei konfiguriert das Vite-Projekt und definiert, wie Ihre Assets gebaut und serviert werden. Vite bietet eine Vielzahl von Konfigurationsoptionen, die es Ihnen ermöglichen, den Build-Prozess genau auf Ihre Bedürfnisse anzupassen. Dazu gehören Konfigurationen für die Vorverarbeitung von CSS und JavaScript, das Importieren von Dateien, das Proxying von API-Anfragen während der Entwicklung und vieles mehr.</text:p>
      <text:h text:style-name="Heading_20_3" text:outline-level="3"><text:bookmark-start text:name="__RefHeading___Toc1274_953918146"/><text:span text:style-name="T6">Unterverzeichnis </text:span>app<text:bookmark-end text:name="__RefHeading___Toc1274_953918146"/></text:h>
      <text:p text:style-name="P16">Enthält den Kerncode der Anwendung. Hier finden Sie Modelle, Controller und Policies. Es ist das Herzstück Ihrer Anwendung, in dem die meiste Geschäftslogik platziert wird.</text:p>
      <text:h text:style-name="P34" text:outline-level="3"><text:bookmark-start text:name="__RefHeading___Toc1276_953918146"/><text:span text:style-name="T6">Unterverzeichnis </text:span>bootstrap<text:bookmark-end text:name="__RefHeading___Toc1276_953918146"/></text:h>
      <text:p text:style-name="P16">Beinhaltet Skripte, die die Anwendung initialisieren und konfigurieren. Hier befindet sich auch die `app.php` Datei, die das Framework startet, sowie Konfigurationsdateien für das Caching.</text:p>
      <text:h text:style-name="P34" text:outline-level="3"><text:bookmark-start text:name="__RefHeading___Toc1278_953918146"/><text:span text:style-name="T6">Unterverzeichnis </text:span>config<text:bookmark-end text:name="__RefHeading___Toc1278_953918146"/></text:h>
      <text:p text:style-name="P16">Enthält alle Konfigurationsdateien der Anwendung. Einstellungen zu Datenbanken, Mail, Services und weitere konfigurierbare Aspekte der Anwendung sind hier zu finden.</text:p>
      <text:h text:style-name="P34" text:outline-level="3"><text:bookmark-start text:name="__RefHeading___Toc1280_953918146"/><text:soft-page-break/><text:span text:style-name="T6">Unterverzeichnis </text:span>database<text:bookmark-end text:name="__RefHeading___Toc1280_953918146"/></text:h>
      <text:p text:style-name="P16">Beherbergt Migrations-, Factory- und Seed-Dateien. Migrations sind für die Datenbankstruktur zuständig, Factories helfen bei der Erstellung von Testdaten und Seeds füllen die Datenbank mit Initialdaten.</text:p>
      <text:h text:style-name="P34" text:outline-level="3"><text:bookmark-start text:name="__RefHeading___Toc1282_953918146"/><text:span text:style-name="T6">Unterverzeichnis </text:span>node_modules<text:bookmark-end text:name="__RefHeading___Toc1282_953918146"/></text:h>
      <text:p text:style-name="P16">Ein von Node.js erstelltes Verzeichnis, das alle Pakete enthält, die durch NPM (Node Package Manager) installiert wurden. Diese sind typischerweise Frontend-Abhängigkeiten oder Build-Tools wie Webpack.</text:p>
      <text:h text:style-name="P34" text:outline-level="3"><text:bookmark-start text:name="__RefHeading___Toc1284_953918146"/><text:span text:style-name="T6">Unterverzeichnis </text:span>public<text:bookmark-end text:name="__RefHeading___Toc1284_953918146"/></text:h>
      <text:p text:style-name="P16">Das Wurzelverzeichnis der Anwendung, das von außen zugänglich ist. Hier werden der Einstiegspunkt der Anwendung (`index.php`), sowie Assets wie Bilder, JavaScript und CSS gespeichert.</text:p>
      <text:h text:style-name="P34" text:outline-level="3"><text:bookmark-start text:name="__RefHeading___Toc1286_953918146"/><text:span text:style-name="T6">Unterverzeichnis </text:span>resources<text:bookmark-end text:name="__RefHeading___Toc1286_953918146"/></text:h>
      <text:p text:style-name="P16">Beinhaltet die Ansichten (Blade-Templates), Roh-Assets (SASS, LESS, JavaScript) und Lokalisierungsdateien. Es ist der Ort, an dem Sie die Frontend-Komponenten Ihrer Anwendung wie Templates und Rohressourcen für die Weiterverarbeitung durch Build-Tools lagern.</text:p>
      <text:h text:style-name="P34" text:outline-level="3"><text:bookmark-start text:name="__RefHeading___Toc1288_953918146"/><text:span text:style-name="T6">Unterverzeichnis </text:span>routes<text:bookmark-end text:name="__RefHeading___Toc1288_953918146"/></text:h>
      <text:p text:style-name="P16">Enthält alle Routendefinitionen für die Anwendung. Laravel trennt Routen in verschiedene Dateien wie `web.php` für Web-Routen, `api.php` für API-Routen usw., um die Organisation zu erleichtern.</text:p>
      <text:h text:style-name="P34" text:outline-level="3"><text:bookmark-start text:name="__RefHeading___Toc1290_953918146"/><text:span text:style-name="T6">Unterverzeichnis </text:span>storage<text:bookmark-end text:name="__RefHeading___Toc1290_953918146"/></text:h>
      <text:p text:style-name="P16">Hier werden vom Framework erzeugte Dateien gespeichert, darunter Cache-Dateien, Logs und generierte Blade-Views. Es beherbergt auch Dateien, die durch die Anwendung hochgeladen wurden, wie Bilder und Dokumente.</text:p>
      <text:h text:style-name="P34" text:outline-level="3"><text:bookmark-start text:name="__RefHeading___Toc1292_953918146"/><text:soft-page-break/><text:span text:style-name="T6">Unterverzeichnis </text:span>tests<text:bookmark-end text:name="__RefHeading___Toc1292_953918146"/></text:h>
      <text:p text:style-name="P16">Enthält Testdateien für die Anwendung, einschließlich Unit- und Feature-Tests. Laravel verwendet PHPUnit für das Testen und bietet eine robuste Struktur für Testfälle.</text:p>
      <text:h text:style-name="P34" text:outline-level="3"><text:bookmark-start text:name="__RefHeading___Toc1294_953918146"/><text:span text:style-name="T6">Unterverzeichnis </text:span>vendor<text:bookmark-end text:name="__RefHeading___Toc1294_953918146"/></text:h>
      <text:p text:style-name="P16">Ein durch Composer erstelltes Verzeichnis, das alle PHP-Abhängigkeiten der Anwendung enthält. Hier werden die Pakete gespeichert, die in der `composer.json`-Datei aufgeführt und durch Composer installiert wurden.</text:p>
      <text:h text:style-name="Heading_20_2" text:outline-level="2"><text:bookmark-start text:name="__RefHeading___Toc1296_953918146"/>Besondere Dateien<text:bookmark-end text:name="__RefHeading___Toc1296_953918146"/></text:h>
      <text:h text:style-name="Heading_20_3" text:outline-level="3"><text:bookmark-start text:name="__RefHeading___Toc1298_953918146"/>web.php<text:bookmark-end text:name="__RefHeading___Toc1298_953918146"/></text:h>
      <text:p text:style-name="Text_20_body">Die Datei `web.php` befindet sich im Verzeichnis `routes` eines Laravel-Projekts und spielt eine zentrale Rolle bei der Definition der Web-Routen für Ihre Anwendung. Web-Routen sind die URLs, die von Ihrer Anwendung bedient werden, und definieren, welche Aktion ausgeführt wird, wenn eine bestimmte URL aufgerufen wird. Dies kann das Rendern einer Ansicht, das Durchführen einer Aktion in einem Controller oder das Ausführen einer Closure-Funktion sein.</text:p>
      <text:h text:style-name="Heading_20_4" text:outline-level="4">Struktur und Funktionsweise</text:h>
      <text:p text:style-name="P18">In `web.php` definieren Sie Routen, indem Sie die HTTP-Methoden wie `GET`, `POST`, `PUT`, `DELETE` usw. nutzen. Laravel stellt dafür entsprechende Methoden zur Verfügung, die jeweils den Namen der HTTP-Methode tragen. Die am häufigsten verwendete Methode ist `Route::get()`, die für das Abrufen von Seiten verwendet wird.</text:p>
      <text:p text:style-name="P18">Hier ist ein einfaches Beispiel einer Route, die eine Willkommensnachricht anzeigt:</text:p>
      <text:p text:style-name="Code">Route::get('/', function () {</text:p>
      <text:p text:style-name="Code"><text:soft-page-break/><text:s text:c="4"/>return 'Willkommen bei unserer Anwendung!';</text:p>
      <text:p text:style-name="Code">});</text:p>
      <text:h text:style-name="Heading_20_4" text:outline-level="4">Nutzung von Controllern</text:h>
      <text:p text:style-name="P18">Für komplexere Anwendungen und um die Logik aus den Routendefinitionen auszulagern, empfiehlt es sich, Controller zu verwenden. Controller können Aktionen kapseln, die bei verschiedenen Routen ausgeführt werden sollen. Um eine Route mit einem Controller zu verbinden, geben Sie den Namen des Controllers und die Methode an, die aufgerufen werden soll, wenn die Route besucht wird:</text:p>
      <text:p text:style-name="Code">use App\Http\Controllers\UserController;</text:p>
      <text:p text:style-name="Code">Route::get('/user', [UserController::class, 'index']);</text:p>
      <text:h text:style-name="Heading_20_4" text:outline-level="4">Middleware</text:h>
      <text:p text:style-name="P18">Die `web.php`-Datei definiert Routen, die typischerweise eine Middleware für Web-spezifische Funktionen wie Session-Handling, CSRF-Schutz und mehr nutzen. Laravel weist diesen Routen standardmäßig die `web` Middleware-Gruppe zu, die in der Datei `app/Http/Kernel.php` konfiguriert wird.</text:p>
      <text:h text:style-name="Heading_20_4" text:outline-level="4">Routengruppen</text:h>
      <text:p text:style-name="P18">Um gemeinsame Eigenschaften wie Middleware, Namensräume für Controller oder Präfixe für eine Gruppe von Routen zu definieren, können Sie Routengruppen verwenden. Das hilft, Redundanzen zu vermeiden und die Klarheit zu verbessern.</text:p>
      <text:h text:style-name="Heading_20_5" text:outline-level="5">Beispiel einer Routengruppe</text:h>
      <text:p text:style-name="Code">Route::middleware(['auth'])-&gt;group(function () {</text:p>
      <text:p text:style-name="Code"><text:s text:c="4"/>Route::get('/dashboard', function () {</text:p>
      <text:p text:style-name="Code"><text:s text:c="8"/>// Nur für authentifizierte Benutzer</text:p>
      <text:p text:style-name="Code"><text:s text:c="4"/>});</text:p>
      <text:p text:style-name="Code"><text:s text:c="4"/></text:p>
      <text:p text:style-name="Code"><text:s text:c="4"/>Route::get('/account', 'AccountController@index');</text:p>
      <text:p text:style-name="Code">});</text:p>
      <text:h text:style-name="Heading_20_4" text:outline-level="4"><text:soft-page-break/>Fazit</text:h>
      <text:p text:style-name="P18">Die Datei `web.php` ist der Ort, wo Sie definieren, wie Ihre Anwendung auf Webanfragen reagiert. Durch die klare Trennung von Logik und Präsentation hilft Laravel dabei, übersichtlichen und wartbaren Code zu schreiben. Die Möglichkeiten, die Laravel für die Routendefinition bietet, sind flexibel und leistungsstark, was die Entwicklung komplexer Webanwendungen vereinfacht.</text:p>
      <text:p text:style-name="Quotations">Diese Datei habe ich in Visual Studio Code immer geöffnet.</text:p>
      <text:h text:style-name="P35" text:outline-level="3"><text:bookmark-start text:name="__RefHeading___Toc1300_953918146"/>app.php<text:bookmark-end text:name="__RefHeading___Toc1300_953918146"/></text:h>
      <text:p text:style-name="P19">Die Datei `app.php` im Verzeichnis `config` eines Laravel-Projekts ist eine der zentralen Konfigurationsdateien. Sie steuert grundlegende Einstellungen Ihrer Anwendung, die dessen Verhalten und Umgebung beeinflussen. Die Konfigurationseinstellungen in `app.php` sind essentiell für das Bootstrapping der Anwendung und definieren grundlegende Parameter wie die Anwendungs-URL, den Lokalisierungsstandard, die Zeitzone und vieles mehr.</text:p>
      <text:h text:style-name="Heading_20_4" text:outline-level="4">Wichtige Einstellungen in `app.php`</text:h>
      <text:p text:style-name="P19">Hier sind einige der Schlüsseleinstellungen, die in der `app.php` Konfigurationsdatei definiert sind:</text:p>
      <text:p text:style-name="P19"/>
      <text:list text:style-name="L4">
        <text:list-item>
          <text:p text:style-name="P42">'name': Der Name Ihrer Anwendung. Dieser Name kann in der Anwendung verwendet werden, um sie zu identifizieren, z.B. in E-Mails oder Benachrichtigungen.</text:p>
        </text:list-item>
        <text:list-item>
          <text:p text:style-name="P42">'env': Gibt die Umgebung an, in der Ihre Anwendung läuft (z.B. `local`, `production`, `testing`). Dies ist hilfreich, um umgebungsabhängiges Verhalten zu definieren.</text:p>
        </text:list-item>
        <text:list-item>
          <text:p text:style-name="P42">'debug': Steuert die Anzeige von Fehlermeldungen und Debug-Informationen. In einer Produktionsumgebung sollte dieser Wert auf `false` gesetzt werden, um sensible Informationen zu schützen.</text:p>
        </text:list-item>
        <text:list-item>
          <text:p text:style-name="P42">'url': Die Basis-URL Ihrer Anwendung. Diese URL wird von Laravel verwendet, um korrekt auf Assets und andere Ressourcen zu verweisen.</text:p>
        </text:list-item>
        <text:list-item>
          <text:p text:style-name="P42"><text:soft-page-break/>'timezone': Definiert die Zeitzone für Ihre Anwendung. Dies beeinflusst Funktionen wie das Logging und die Datum-/Zeitverarbeitung.</text:p>
        </text:list-item>
        <text:list-item>
          <text:p text:style-name="P42">'locale': Legt die Standard-Sprachumgebung fest, die für die Übersetzung von Strings und die Formatierung von Zahlen und Daten verwendet wird.</text:p>
        </text:list-item>
        <text:list-item>
          <text:p text:style-name="P42">'fallback_locale': Die Ersatzsprachumgebung, die verwendet wird, wenn die gewählte `locale` nicht verfügbar ist.</text:p>
        </text:list-item>
        <text:list-item>
          <text:p text:style-name="P42">'key': Der Anwendungsschlüssel (APP_KEY), der für die Verschlüsselung verwendet wird. Dieser Schlüssel sollte sicher und einzigartig für jede Anwendung sein.</text:p>
        </text:list-item>
        <text:list-item>
          <text:p text:style-name="P42">'cipher': Definiert den Verschlüsselungsalgorithmus, der vom Framework verwendet wird.</text:p>
        </text:list-item>
      </text:list>
      <text:h text:style-name="Heading_20_4" text:outline-level="4">Nutzung und Anpassung</text:h>
      <text:p text:style-name="P19">Entwickler können `app.php` anpassen, um die Konfiguration ihrer Anwendung zu optimieren. Beispielsweise können Sie die Zeitzone und Lokalisierung anpassen, um den Anforderungen Ihres Zielpublikums zu entsprechen, oder Sie können zusätzliche Service-Provider registrieren, die spezifische Funktionalitäten zu Ihrer Anwendung hinzufügen.</text:p>
      <text:p text:style-name="P19">Es ist wichtig zu beachten, dass Änderungen in der Konfiguration (wie die Aktualisierung des APP_KEY) weitreichende Auswirkungen haben können. Daher sollten solche Änderungen sorgfältig durchgeführt und getestet werden, besonders in einer Produktionsumgebung.</text:p>
      <text:p text:style-name="P19">Die `app.php` Konfigurationsdatei ist ein kritischer Bestandteil einer Laravel-Anwendung, der die Grundlage für viele der Kernfunktionalitäten und -verhaltensweisen des Frameworks bildet.</text:p>
      <text:h text:style-name="Heading_20_3" text:outline-level="3"><text:bookmark-start text:name="__RefHeading___Toc1302_953918146"/>app.js<text:bookmark-end text:name="__RefHeading___Toc1302_953918146"/></text:h>
      <text:p text:style-name="Text_20_body">Die Datei `app.js` innerhalb des Verzeichnisses `resources/js` in einem Laravel-Projekt spielt eine zentrale Rolle bei der Organisation und dem Management von JavaScript in Ihrer Webanwendung. Laravel verwendet eine strukturierte Herangehensweise, um Frontend-Assets wie JavaScript und CSS <text:soft-page-break/>zu behandeln, und `app.js` dient als Einstiegspunkt für die JavaScript-Applikationslogik.</text:p>
      <text:h text:style-name="Heading_20_4" text:outline-level="4">Grundkonzept</text:h>
      <text:p text:style-name="Text_20_body">Die `app.js`-Datei ist der Haupt-JavaScript-Datei, von der aus Sie Ihre clientseitigen Skripte organisieren und verwalten. In modernen Webanwendungen wird diese Datei oft zusammen mit Frontend-Frameworks oder -Bibliotheken wie Vue.js, React, oder Alpine.js verwendet. Laravel selbst bietet eine nahtlose Integration mit diesen Tools, wodurch Entwickler in der Lage sind, reaktive Komponenten und SPA (Single Page Applications)-Features effizient zu implementieren.</text:p>
      <text:h text:style-name="Heading_20_4" text:outline-level="4">Typische Inhalte von `app.js`</text:h>
      <text:list text:style-name="L5">
        <text:list-item>
          <text:p text:style-name="P43">Initialisierung von Frameworks: Wenn Sie ein JavaScript-Framework wie Vue.js nutzen, wird `app.js` normalerweise dazu verwendet, die Vue-Instanz zu erstellen und zu konfigurieren. Hier werden auch globale Komponenten registriert und Plugins hinzugefügt.</text:p>
        </text:list-item>
        <text:list-item>
          <text:p text:style-name="P43">DOM-Manipulationen: Für kleinere Projekte oder Projekte, die kein umfassendes JavaScript-Framework verwenden, kann `app.js` für direkte DOM-Manipulationen mit Vanilla JavaScript oder einer Bibliothek wie jQuery verwendet werden.</text:p>
        </text:list-item>
        <text:list-item>
          <text:p text:style-name="P43">Ereignis-Handling: Die Einrichtung von Event-Listeners oder das Handling von Benutzerinteraktionen kann ebenfalls in `app.js` erfolgen, insbesondere wenn es sich um grundlegende oder applikationsweite Interaktionen handelt.</text:p>
        </text:list-item>
        <text:list-item>
          <text:p text:style-name="P43">Modul-Importe: Mit Hilfe von JavaScript-Modulen oder einem Bundler wie Webpack oder Vite können Sie in `app.js` weitere JavaScript-Dateien und Module importieren, um den Code übersichtlich und modular zu halten.</text:p>
        </text:list-item>
      </text:list>
      <text:h text:style-name="Heading_20_4" text:outline-level="4">Unsere app.js</text:h>
      <text:p text:style-name="Code">import './bootstrap';</text:p>
      <text:p text:style-name="Code"><text:soft-page-break/>import '../css/app.css';</text:p>
      <text:p text:style-name="Code"/>
      <text:p text:style-name="Code">import { createApp, h } from 'vue';</text:p>
      <text:p text:style-name="Code">import { createInertiaApp } from '@inertiajs/vue3';</text:p>
      <text:p text:style-name="Code">import { resolvePageComponent } from 'laravel-vite-plugin/inertia-helpers';</text:p>
      <text:p text:style-name="Code">import { ZiggyVue } from '../../vendor/tightenco/ziggy';</text:p>
      <text:p text:style-name="Code"/>
      <text:p text:style-name="Code">const appName = import.meta.env.VITE_APP_NAME || 'Laravel';</text:p>
      <text:p text:style-name="Code"/>
      <text:p text:style-name="Code">createInertiaApp({</text:p>
      <text:p text:style-name="Code"><text:s text:c="4"/>title: (title) =&gt; `${title} - ${appName}`,</text:p>
      <text:p text:style-name="Code"><text:s text:c="4"/>resolve: (name) =&gt; resolvePageComponent(`./Pages/${name}.vue`, import.meta.glob('./Pages/**/*.vue')),</text:p>
      <text:p text:style-name="Code"><text:s text:c="4"/>setup({ el, App, props, plugin }) {</text:p>
      <text:p text:style-name="Code"><text:s text:c="8"/>return createApp({ render: () =&gt; h(App, props) })</text:p>
      <text:p text:style-name="Code"><text:s text:c="12"/>.use(plugin)</text:p>
      <text:p text:style-name="Code"><text:s text:c="12"/>.use(ZiggyVue)</text:p>
      <text:p text:style-name="Code"><text:s text:c="12"/>.mount(el);</text:p>
      <text:p text:style-name="Code"><text:s text:c="4"/>},</text:p>
      <text:p text:style-name="Code"><text:s text:c="4"/>progress: {</text:p>
      <text:p text:style-name="Code"><text:s text:c="8"/>color: '#4B5563',</text:p>
      <text:p text:style-name="Code"><text:s text:c="4"/>},</text:p>
      <text:p text:style-name="Code">});</text:p>
      <text:h text:style-name="Heading_20_4" text:outline-level="4">Nutzung und Kompilierung mit Vit<text:span text:style-name="T7">e</text:span></text:h>
      <text:p text:style-name="Text_20_body">Für die Entwicklung und Kompilierung Ihrer JavaScript-Dateien einschließlich `app.js` nutzt Laravel 11 Vite, ein Build-Tool, das für seine Geschwindigkeit und Effizienz bekannt ist. Vite verbessert den Entwicklungsprozess durch Features wie Hot Module Replacement (HMR) und optimiert den Produktionsbuild durch effiziente Bundling- und Minimierungstechniken.</text:p>
      <text:p text:style-name="Text_20_body"/>
      <text:list text:style-name="L6">
        <text:list-item>
          <text:p text:style-name="P44">Entwicklungsmodus: Während der Entwicklung läuft Vite als lokaler Entwicklungsserver, der es ermöglicht, Änderungen in Echtzeit zu sehen, ohne manuell neu kompilieren oder die Seite neu laden zu müssen. Dies wird erreicht, indem der Befehl `npm run dev` oder `yarn dev` verwendet wird. Vite nutzt dabei ES Module Importe, die von modernen Browsern direkt unterstützt werden.</text:p>
        </text:list-item>
        <text:list-item>
          <text:p text:style-name="P44">Produktionsbuild: Für die Bereitstellung in der Produktion kompiliert Vite Ihre JavaScript- und CSS-Assets in optimierte, gebündelte und <text:soft-page-break/>minimierte Dateien. Dieser Schritt wird durch den Befehl `npm run build` oder `yarn build` ausgelöst. Die kompilierten Assets werden standardmäßig im Verzeichnis `public/build` abgelegt und sind für die effiziente Auslieferung an die Endbenutzer optimiert.</text:p>
        </text:list-item>
      </text:list>
      <text:h text:style-name="Heading_20_4" text:outline-level="4">Fazit</text:h>
      <text:p text:style-name="Text_20_body">Die `app.js` Datei ist weiterhin ein zentraler Anlaufpunkt für die JavaScript-basierte Logik und Interaktivität in Ihrer Laravel-Anwendung. Durch die Nutzung von Vite als Build-Tool bietet Laravel 11 eine modernere und flexiblere Grundlage für die Entwicklung und Bereitstellung moderner Webanwendungen. Die Integration von Vite verbessert nicht nur den Entwicklungsworkflow durch schnellere Ladezeiten und sofortiges Feedback, sondern optimiert auch die Performance der Anwendung in der Produktionsumgebung.</text:p>
      <text:h text:style-name="Heading_20_3" text:outline-level="3"><text:bookmark-start text:name="__RefHeading___Toc1304_953918146"/>app.blade.php<text:bookmark-end text:name="__RefHeading___Toc1304_953918146"/></text:h>
      <text:p text:style-name="Text_20_body">Die Datei app.blade.php ist in Laravel-Projekten oft als das Haupt-Layout oder Master-Template bekannt. Sie befindet sich typischerweise im Verzeichnis resources/views/layouts und dient als Grundgerüst für die Darstellung von Inhalten in anderen Blade-Views, die dieses Haupt-Layout erweitern. Durch die Verwendung dieses Master-Layouts können Sie wiederkehrende Strukturen wie Header, Footer, Navigation und Skripte zentralisieren, was die Wartung und Konsistenz des Designs über die gesamte Anwendung hinweg erleichtert.</text:p>
      <text:h text:style-name="Heading_20_4" text:outline-level="4">Grundstruktur von app.blade.php</text:h>
      <text:p text:style-name="P20">Obwohl der Inhalt von app.blade.php je nach Projektanforderungen variiert, enthält die Datei typischerweise die grundlegenden HTML-Strukturen, Links zu CSS-Dateien, JavaScript-Dateien und andere Elemente, die auf jeder Seite Ihrer Anwendung vorhanden sein sollten.</text:p>
      <text:p text:style-name="P20"><text:span text:style-name="T8">So sieht unsere</text:span> app.blade.php-Datei <text:span text:style-name="T8">aus</text:span></text:p>
      <text:p text:style-name="Code">&lt;!DOCTYPE html&gt;</text:p>
      <text:p text:style-name="Code">&lt;html lang="{{ str_replace('_', '-', app()-&gt;getLocale()) }}"&gt;</text:p>
      <text:p text:style-name="Code"><text:s text:c="4"/>&lt;head&gt;</text:p>
      <text:p text:style-name="Code"><text:soft-page-break/><text:s text:c="8"/>&lt;meta charset="utf-8"&gt;</text:p>
      <text:p text:style-name="Code"><text:s text:c="8"/>&lt;meta name="viewport" content="width=device-width, initial-scale=1"&gt;</text:p>
      <text:p text:style-name="Code"/>
      <text:p text:style-name="Code"><text:s text:c="8"/>&lt;title inertia&gt;{{ config('app.name', 'Laravel') }}&lt;/title&gt;</text:p>
      <text:p text:style-name="Code"/>
      <text:p text:style-name="Code"><text:s text:c="8"/>&lt;!-- Fonts --&gt;</text:p>
      <text:p text:style-name="Code"><text:s text:c="8"/>&lt;link rel="preconnect" href="https://fonts.bunny.net"&gt;</text:p>
      <text:p text:style-name="Code"><text:s text:c="8"/>&lt;link href="https://fonts.bunny.net/css?family=figtree:400,500,600&amp;display=swap" rel="stylesheet" /&gt;</text:p>
      <text:p text:style-name="Code"/>
      <text:p text:style-name="Code"><text:s text:c="8"/>&lt;!-- Scripts --&gt;</text:p>
      <text:p text:style-name="Code"><text:s text:c="8"/>@routes</text:p>
      <text:p text:style-name="Code"><text:s text:c="8"/>@vite(['resources/js/app.js', "resources/js/Pages/{$page['component']}.vue"])</text:p>
      <text:p text:style-name="Code"><text:s text:c="8"/>@inertiaHead</text:p>
      <text:p text:style-name="Code"><text:s text:c="4"/>&lt;/head&gt;</text:p>
      <text:p text:style-name="Code"><text:s text:c="4"/>&lt;body class="font-sans antialiased"&gt;</text:p>
      <text:p text:style-name="Code"><text:s text:c="8"/>@inertia</text:p>
      <text:p text:style-name="Code"><text:s text:c="4"/>&lt;/body&gt;</text:p>
      <text:p text:style-name="Code">&lt;/html&gt;</text:p>
      <text:h text:style-name="Heading_20_2" text:outline-level="2"><text:bookmark-start text:name="__RefHeading___Toc1306_953918146"/>Anwendung nutzen<text:bookmark-end text:name="__RefHeading___Toc1306_953918146"/></text:h>
      <text:h text:style-name="Heading_20_1" text:outline-level="1"><text:bookmark-start text:name="__RefHeading___Toc1308_953918146"/>Erstellung der Homepage<text:bookmark-end text:name="__RefHeading___Toc1308_953918146"/></text:h>
      <text:p text:style-name="Quotations">In diesem Kapitel werden wir die Homepage für „Starter Eleven“ erstellen.</text:p>
      <text:h text:style-name="P33" text:outline-level="2"><text:bookmark-start text:name="__RefHeading___Toc1310_953918146"/><text:span text:style-name="T1">Erste </text:span>Anpassungen<text:bookmark-end text:name="__RefHeading___Toc1310_953918146"/></text:h>
      <text:p text:style-name="P23">Wir werden zunächst das neue Verzeichnis Application unter js erstellen und dann alle Dateien, die im Verzeichnis js/Pages liegen, aus dem Spiel nehmen.</text:p>
      <text:h text:style-name="Heading_20_3" text:outline-level="3"><text:bookmark-start text:name="__RefHeading___Toc1312_953918146"/>Verzeichnis Application<text:bookmark-end text:name="__RefHeading___Toc1312_953918146"/></text:h>
      <text:list text:style-name="L7">
        <text:list-item>
          <text:p text:style-name="P45">Wir erstellen zunächst das neue Verzeichnis Application unter js</text:p>
        </text:list-item>
        <text:list-item>
          <text:p text:style-name="P45">Im Verzeichnis Application erstellen wir dann die Verzeichnisses</text:p>
          <text:list>
            <text:list-item>
              <text:p text:style-name="P45">Admin</text:p>
              <text:list>
                <text:list-item>
                  <text:p text:style-name="P46">Shared</text:p>
                </text:list-item>
              </text:list>
            </text:list-item>
            <text:list-item>
              <text:p text:style-name="P45">Auth</text:p>
              <text:list>
                <text:list-item>
                  <text:p text:style-name="P45">Shared</text:p>
                </text:list-item>
              </text:list>
            </text:list-item>
            <text:list-item>
              <text:p text:style-name="P45">Components</text:p>
              <text:list>
                <text:list-item>
                  <text:p text:style-name="P45">Content</text:p>
                </text:list-item>
                <text:list-item>
                  <text:p text:style-name="P45">Form</text:p>
                </text:list-item>
                <text:list-item>
                  <text:p text:style-name="P45">Icons</text:p>
                </text:list-item>
                <text:list-item>
                  <text:p text:style-name="P45">Logo</text:p>
                </text:list-item>
              </text:list>
            </text:list-item>
            <text:list-item>
              <text:p text:style-name="P45">Customer</text:p>
              <text:list>
                <text:list-item>
                  <text:p text:style-name="P46">Shared</text:p>
                </text:list-item>
              </text:list>
            </text:list-item>
            <text:list-item>
              <text:p text:style-name="P45">Employee</text:p>
              <text:list>
                <text:list-item>
                  <text:p text:style-name="P46">Shared</text:p>
                </text:list-item>
              </text:list>
            </text:list-item>
            <text:list-item>
              <text:p text:style-name="P45">Homepage</text:p>
              <text:list>
                <text:list-item>
                  <text:p text:style-name="P45">Shared</text:p>
                </text:list-item>
              </text:list>
            </text:list-item>
            <text:list-item>
              <text:p text:style-name="P45">Shared</text:p>
            </text:list-item>
          </text:list>
        </text:list-item>
      </text:list>
      <text:h text:style-name="Heading_20_3" text:outline-level="3"><text:bookmark-start text:name="__RefHeading___Toc1314_953918146"/><text:soft-page-break/>Verzeichnis Pages deaktivieren<text:bookmark-end text:name="__RefHeading___Toc1314_953918146"/></text:h>
      <text:p text:style-name="P22">Um das Verzeichnis zu deaktivieren und stattdessen das neue Verzeichnis Application zu nutzen, müssen wir folgende Schritte durchführen<text:note text:id="ftn3" text:note-class="footnote"><text:note-citation>3</text:note-citation><text:note-body><text:p text:style-name="P21">Vielleicht versuchst du zunächst selbst herauszufinden, welche Dateien geändert werden müssen, um das neue Verzeichnis Application zu nutzen.</text:p></text:note-body></text:note>:</text:p>
      <text:list text:style-name="L8">
        <text:list-item>
          <text:p text:style-name="P47">wir ersetzen in der Datei app.js (resources/js) Pages durch Application</text:p>
        </text:list-item>
        <text:list-item>
          <text:p text:style-name="P47">und in der Datei app.blade.php (resources/views) ersetzen wir ebenfalls Pages durch Application</text:p>
        </text:list-item>
      </text:list>
      <text:p text:style-name="P24">Wenn wir jetzt die Anwendung starten, dann <text:span text:style-name="T9">wird uns nichts mehr angezeigt, da wir im neuen Verzeichnis Application noch keine Dateien hinterlegt haben.</text:span></text:p>
      <text:h text:style-name="P37" text:outline-level="3"><text:bookmark-start text:name="__RefHeading___Toc1316_953918146"/>tailwind.config.js<text:bookmark-end text:name="__RefHeading___Toc1316_953918146"/></text:h>
      <text:p text:style-name="P56">Bevor wir die ersten Vue-Komponenten entwickeln, werde ich im Hauptverzeichnis die Datei tailwind.config.js anpassen.</text:p>
      <text:p text:style-name="P58">Diese Datei sieht nach der Installation so aus:</text:p>
      <text:p text:style-name="Code">import defaultTheme from 'tailwindcss/defaultTheme';</text:p>
      <text:p text:style-name="Code">import forms from '@tailwindcss/forms';</text:p>
      <text:p text:style-name="Code">import typography from '@tailwindcss/typography';</text:p>
      <text:p text:style-name="Code"/>
      <text:p text:style-name="Code">/** @type {import('tailwindcss').Config} */</text:p>
      <text:p text:style-name="Code">export default {</text:p>
      <text:p text:style-name="Code"><text:s text:c="4"/>content: [</text:p>
      <text:p text:style-name="Code"><text:s text:c="8"/>'./vendor/laravel/framework/src/Illuminate/Pagination/resources/views/*.blade.php',</text:p>
      <text:p text:style-name="Code"><text:s text:c="8"/>'./vendor/laravel/jetstream/**/*.blade.php',</text:p>
      <text:p text:style-name="Code"><text:s text:c="8"/>'./storage/framework/views/*.php',</text:p>
      <text:p text:style-name="Code"><text:s text:c="8"/>'./resources/views/**/*.blade.php',</text:p>
      <text:p text:style-name="Code"><text:s text:c="8"/>'./resources/js/**/*.vue',</text:p>
      <text:p text:style-name="Code"><text:s text:c="4"/>],</text:p>
      <text:p text:style-name="Code"/>
      <text:p text:style-name="Code"><text:s text:c="4"/>theme: {</text:p>
      <text:p text:style-name="Code"><text:s text:c="8"/>extend: {</text:p>
      <text:p text:style-name="Code"><text:s text:c="12"/>fontFamily: {</text:p>
      <text:p text:style-name="Code"><text:s text:c="16"/>sans: ['Figtree', ...defaultTheme.fontFamily.sans],</text:p>
      <text:p text:style-name="Code"><text:s text:c="12"/>},</text:p>
      <text:p text:style-name="Code"><text:s text:c="8"/>},</text:p>
      <text:p text:style-name="Code"><text:s text:c="4"/>},</text:p>
      <text:p text:style-name="Code"/>
      <text:p text:style-name="Code"><text:s text:c="4"/>plugins: [forms, typography],</text:p>
      <text:p text:style-name="Code"><text:soft-page-break/>};</text:p>
      <text:p text:style-name="Text_20_body">Die `tailwind.config.js` Datei ist eine zentrale Konfigurationsdatei für Tailwind CSS in einem Projekt. Sie ermöglicht es Entwicklern, das Design-System ihres Projekts anzupassen und zu erweitern, indem sie die Standardkonfiguration von Tailwind CSS nach ihren Bedürfnissen modifizieren. Hier können Sie Themen anpassen, eigene Klassen definieren, Variants aktivieren oder deaktivieren und Plugins hinzufügen.</text:p>
      <text:p text:style-name="Text_20_body">Die Struktur der `tailwind.config.js` Datei ist modular und übersichtlich, was eine einfache Anpassung ermöglicht. Hier sind die Hauptbereiche, die Sie in dieser Datei konfigurieren können:</text:p>
      <text:h text:style-name="Heading_20_4" text:outline-level="4">Theme</text:h>
      <text:p text:style-name="Text_20_body">Im `theme`-Bereich können Sie die Designwerte wie Farben, Schriftgrößen, Abstände, usw. anpassen oder erweitern. Tailwind verwendet hier ein Default-Theme, welches Sie jedoch leicht modifizieren können, um Ihren Design-Anforderungen gerecht zu werden.</text:p>
      <text:p text:style-name="Code">theme: {</text:p>
      <text:p text:style-name="Code"><text:s text:c="2"/>extend: {</text:p>
      <text:p text:style-name="Code"><text:s text:c="4"/>colors: {</text:p>
      <text:p text:style-name="Code"><text:s text:c="6"/>'brand-blue': '#007ace',</text:p>
      <text:p text:style-name="Code"><text:s text:c="6"/>// Weitere Farbanpassungen</text:p>
      <text:p text:style-name="Code"><text:s text:c="4"/>},</text:p>
      <text:p text:style-name="Code"><text:s text:c="4"/>fontSize: {</text:p>
      <text:p text:style-name="Code"><text:s text:c="6"/>'xl': '1.25rem',</text:p>
      <text:p text:style-name="Code"><text:s text:c="6"/>// Weitere Schriftgrößen</text:p>
      <text:p text:style-name="Code"><text:s text:c="4"/>},</text:p>
      <text:p text:style-name="Code"><text:s text:c="4"/>// Weitere Themenanpassungen</text:p>
      <text:p text:style-name="Code"><text:s text:c="2"/>},</text:p>
      <text:p text:style-name="Code">}</text:p>
      <text:p text:style-name="Code">```</text:p>
      <text:h text:style-name="Heading_20_4" text:outline-level="4">Variants</text:h>
      <text:p text:style-name="Text_20_body">Mit `variants` können Sie steuern, für welche CSS-Eigenschaften (wie Hintergrundfarbe, Textfarbe, Schriftgröße usw.) und unter welchen Bedingungen (z.B. Hover, Focus, Active) Varianten generiert werden sollen. <text:soft-page-break/>Dies ermöglicht eine feingranulare Kontrolle über die Responsivität und Interaktivität der Designelemente.</text:p>
      <text:p text:style-name="Code">variants: {</text:p>
      <text:p text:style-name="Code"><text:s text:c="2"/>extend: {</text:p>
      <text:p text:style-name="Code"><text:s text:c="4"/>backgroundColor: ['active'],</text:p>
      <text:p text:style-name="Code"><text:s text:c="4"/>// Weitere Varianten-Erweiterungen</text:p>
      <text:p text:style-name="Code"><text:s text:c="2"/>},</text:p>
      <text:p text:style-name="Code">}</text:p>
      <text:h text:style-name="Heading_20_4" text:outline-level="4">Plugins</text:h>
      <text:p text:style-name="Text_20_body">Tailwind CSS ermöglicht die Integration von Plugins, die die Kernfunktionalität erweitern können, indem sie zusätzliche Utilities, Komponentenklassen oder sogar eigene Varianten hinzufügen. Im Bereich `plugins` können Sie diese hinzufügen.</text:p>
      <text:p text:style-name="Code">plugins: [</text:p>
      <text:p text:style-name="Code"><text:s text:c="2"/>require('@tailwindcss/forms'),</text:p>
      <text:p text:style-name="Code"><text:s text:c="2"/>// Weitere Plugins</text:p>
      <text:p text:style-name="Code">]</text:p>
      <text:h text:style-name="Heading_20_4" text:outline-level="4">Purge</text:h>
      <text:p text:style-name="Text_20_body">Der `purge`-Bereich (in neueren Versionen unter `content` zu finden) dient dazu, ungenutzte Styles aus Ihrer endgültigen CSS-Datei zu entfernen, was zu einer erheblichen Reduzierung der Dateigröße führt. Hier definieren Sie die Pfade zu Ihren Dateien, in denen Tailwind-Klassen verwendet werden, damit das Tool weiß, welche Klassen tatsächlich im Projekt verwendet werden und welche entfernt werden können.</text:p>
      <text:p text:style-name="Code">content: ['./src/**/*.{vue,js,ts,jsx,tsx}', './public/index.html'],</text:p>
      <text:p text:style-name="Text_20_body">Die `tailwind.config.js` Datei bietet eine leistungsstarke Möglichkeit, Ihr Designsystem präzise zu steuern und gleichzeitig die Vorteile der Utility-First-CSS-Methodik von Tailwind zu nutzen. Durch die Anpassung dieser Datei kann ein Projekt sein einzigartiges visuelles Erscheinungsbild definieren, während es gleichzeitig eine konsistente, wartbare und skalierbare Codebasis beibehält.</text:p>
      <text:h text:style-name="Heading_20_3" text:outline-level="3"><text:bookmark-start text:name="__RefHeading___Toc1318_953918146"/><text:soft-page-break/>Exkurs Utility-First-CSS-Methodik<text:bookmark-end text:name="__RefHeading___Toc1318_953918146"/></text:h>
      <text:p text:style-name="Text_20_body">Die "Utility-First-CSS-Methodik", oft im Kontext von Tailwind CSS diskutiert, ist ein Ansatz für das Schreiben von CSS, der sich stark von traditionellen CSS-Best Practices unterscheidet. Anstatt CSS in erster Linie über semantische Klassen zu strukturieren, die spezifische Bereiche eines Designs oder einer Komponente beschreiben (z.B. `.btn-primary`, `.header`, `.footer`), konzentriert sich der Utility-First-Ansatz auf die Verwendung von Utility-Klassen. Diese Utility-Klassen sind kleine, wiederverwendbare CSS-Klassen, die eine einzige Designentscheidung oder -eigenschaft implementieren (wie Padding, Margin, Textfarbe, Schriftgröße usw.). Dieser Ansatz fördert eine Art "Zusammenbauen" des Designs direkt im HTML-Markup durch das Anwenden von Utility-Klassen.</text:p>
      <text:h text:style-name="Heading_20_4" text:outline-level="4">Vorteile der Utility-First-CSS-Method<text:span text:style-name="T13">ik</text:span></text:h>
      <text:list text:style-name="L12">
        <text:list-item>
          <text:p text:style-name="P59">Schnellere Entwicklung: Entwickler können das Layout und Design direkt im HTML anpassen, ohne zwischen CSS-Dateien wechseln zu müssen. Dies kann die Entwicklungsgeschwindigkeit erheblich erhöhen.</text:p>
        </text:list-item>
        <text:list-item>
          <text:p text:style-name="P59">Konsistenz: Da Utility-Klassen überall in einem Projekt wiederverwendet werden, fördert dieser Ansatz einheitliche Stilregeln und Designsysteme, was zu einer konsistenteren Benutzeroberfläche führt.</text:p>
        </text:list-item>
        <text:list-item>
          <text:p text:style-name="P59">Weniger CSS-Schreiben: Utility-First reduziert die Notwendigkeit, neue CSS-Klassen für spezifische Stilvariationen zu schreiben, da viele Designbedürfnisse mit vorhandenen Utilities abgedeckt werden können.</text:p>
        </text:list-item>
        <text:list-item>
          <text:p text:style-name="P59">Wartbarkeit: Es verringert die CSS-Dateigröße und Komplexität, indem es die Duplizierung von Stilregeln minimiert und die Notwendigkeit umfangreicher CSS-Dateien reduziert.</text:p>
        </text:list-item>
      </text:list>
      <text:h text:style-name="Heading_20_4" text:outline-level="4">Herausforderungen</text:h>
      <text:list text:style-name="L13">
        <text:list-item>
          <text:p text:style-name="P60">Lernkurve: Für diejenigen, die mit traditionellen CSS-Ansätzen vertraut sind, kann der Übergang zu einem Utility-First-Ansatz zunächst unintuitiv erscheinen.</text:p>
        </text:list-item>
        <text:list-item>
          <text:p text:style-name="P60"><text:soft-page-break/>Überladene Markup-Dateien: HTML-Dateien können durch die Vielzahl an Utility-Klassen visuell überladen wirken, was die Lesbarkeit des Markups für manche Entwickler verringern kann.</text:p>
        </text:list-item>
        <text:list-item>
          <text:p text:style-name="P60">Anpassbarkeit: Während Tailwind CSS umfangreiche Konfigurationsoptionen bietet, kann die Anpassung oder Erweiterung von Designs mit Utility-Klassen für komplexe Anforderungen herausfordernd sein.</text:p>
        </text:list-item>
      </text:list>
      <text:h text:style-name="Heading_20_4" text:outline-level="4">Fazit</text:h>
      <text:p text:style-name="Text_20_body">Die Utility-First-CSS-Methodik bietet eine effiziente und konsistente Herangehensweise für die Entwicklung moderner Webanwendungen. Tailwind CSS ist eines der bekanntesten Frameworks, das diesen Ansatz vertritt und Entwicklern Tools an die Hand gibt, um schnell und effizient Designsysteme zu implementieren. Trotz der Herausforderungen hat sich der Utility-First-Ansatz als beliebte Wahl für viele Entwickler und Teams herauskristallisiert, die Wert auf Schnelligkeit, Wartbarkeit und Konsistenz in ihren Projekten legen.</text:p>
      <text:h text:style-name="Heading_20_3" text:outline-level="3"><text:bookmark-start text:name="__RefHeading___Toc1320_953918146"/><text:span text:style-name="T14">Dark-Modus und </text:span>Farbschema<text:bookmark-end text:name="__RefHeading___Toc1320_953918146"/></text:h>
      <text:h text:style-name="P38" text:outline-level="4">Aktivierung des Dark-Modus</text:h>
      <text:p text:style-name="P63">Der Dark-Modus in Tailwind kann auf zwei Arten aktiviert werden:</text:p>
      <text:list text:style-name="L15">
        <text:list-item>
          <text:p text:style-name="P65">Media Query ('media'): Tailwind verwendet die Präferenz des Betriebssystems des Benutzers, die über die Media Query (prefers-color-scheme: dark) erkannt wird. Wenn ein Benutzer sein Betriebssystem auf Dark-Modus eingestellt hat, werden automatisch die dark:-Varianten angewendet.</text:p>
        </text:list-item>
        <text:list-item>
          <text:p text:style-name="P65">Class-Based ('class'): Hierbei wird der Dark-Modus durch das Hinzufügen einer .dark-Klasse zum Wurzelelement (üblicherweise &lt;html&gt; oder &lt;body&gt;) aktiviert. Diese Methode bietet mehr Flexibilität und Kontrolle, erfordert aber eine zusätzliche Logik in Ihrem JavaScript, um zwischen den Modi umzuschalten.</text:p>
        </text:list-item>
      </text:list>
      <text:p text:style-name="P61"><text:soft-page-break/>Ich möchte den Class-Based-Ansatz verwenden, daher habe ich in tailwind.config.js folgende Zeile hinzugefügt:</text:p>
      <text:p text:style-name="Code">darkMode: 'class',</text:p>
      <text:h text:style-name="Heading_20_4" text:outline-level="4">Farbschema</text:h>
      <text:p text:style-name="P61">Ich habe in tailwind.config.js Farben hinterlegt. Bitte schaue dir dazu die Datei <text:s/>tailwind.config.js an.</text:p>
      <text:p text:style-name="P61"><text:span text:style-name="T15">Diese Datei </text:span>enthält u.a. die Farben</text:p>
      <text:list text:style-name="L14">
        <text:list-item>
          <text:p text:style-name="P64"><text:span text:style-name="T14">layout-sun-0</text:span></text:p>
        </text:list-item>
        <text:list-item>
          <text:p text:style-name="P62">layout-dark-0</text:p>
        </text:list-item>
      </text:list>
      <text:p text:style-name="P61">Die Farbe layout-sun-0 verwende ich im Sun-Modus, die Farbe layout-dark-0 im Night-Modus.</text:p>
      <text:h text:style-name="P36" text:outline-level="3"><text:bookmark-start text:name="__RefHeading___Toc1322_953918146"/>Die Datei MetaHeader.vue<text:bookmark-end text:name="__RefHeading___Toc1322_953918146"/></text:h>
      <text:p text:style-name="P50">Im Verzeichnis Application/Homepage/Shared erstellen wir die Datei MetaHeader.vue.</text:p>
      <text:p text:style-name="Code">&lt;template&gt;</text:p>
      <text:p text:style-name="Code"><text:s text:c="4"/>&lt;Head :title="title"&gt;</text:p>
      <text:p text:style-name="Code"><text:s text:c="8"/>&lt;slot name="robots"&gt;&lt;/slot&gt;</text:p>
      <text:p text:style-name="Code"><text:s text:c="8"/>&lt;slot name="description"&gt;&lt;/slot&gt;</text:p>
      <text:p text:style-name="Code"><text:s text:c="8"/>&lt;slot name="opengraph"&gt;&lt;/slot&gt;</text:p>
      <text:p text:style-name="Code"><text:s text:c="8"/>&lt;slot name="twitter"&gt;&lt;/slot&gt;</text:p>
      <text:p text:style-name="Code"><text:s text:c="4"/>&lt;/Head&gt;</text:p>
      <text:p text:style-name="Code">&lt;/template&gt;</text:p>
      <text:p text:style-name="Code">&lt;script&gt;</text:p>
      <text:p text:style-name="Code">import { Head } from '@inertiajs/vue3'</text:p>
      <text:p text:style-name="Code"/>
      <text:p text:style-name="Code">export default {</text:p>
      <text:p text:style-name="Code"><text:s text:c="4"/>name: 'Homepage_Shared_MetaHeader',</text:p>
      <text:p text:style-name="Code"><text:s text:c="4"/>//</text:p>
      <text:p text:style-name="Code"><text:s text:c="4"/>components: {</text:p>
      <text:p text:style-name="Code"><text:s text:c="8"/>Head</text:p>
      <text:p text:style-name="Code"><text:s text:c="4"/>},</text:p>
      <text:p text:style-name="Code"><text:s text:c="4"/>//</text:p>
      <text:p text:style-name="Code"><text:s text:c="4"/>props: {</text:p>
      <text:p text:style-name="Code"><text:s text:c="8"/>title: {</text:p>
      <text:p text:style-name="Code"><text:s text:c="12"/>type: String,</text:p>
      <text:p text:style-name="Code"><text:soft-page-break/><text:s text:c="12"/>default:</text:p>
      <text:p text:style-name="Code"><text:s text:c="16"/>'Willkommen im Laravel-Template Startet Eleven von Oliver Reinking.'</text:p>
      <text:p text:style-name="Code"><text:s text:c="8"/>}</text:p>
      <text:p text:style-name="Code"><text:s text:c="4"/>}</text:p>
      <text:p text:style-name="Code">}</text:p>
      <text:p text:style-name="Code">&lt;/script&gt;</text:p>
      <text:p text:style-name="P50">Diese Vue-Komponente werden wir in eine Vue-Komponente namens Layout.vue einbinden, die wir später noch erstellen werden.</text:p>
      <text:h text:style-name="Heading_20_3" text:outline-level="3"><text:bookmark-start text:name="__RefHeading___Toc1324_953918146"/>Weitere Vue-Komponenten<text:bookmark-end text:name="__RefHeading___Toc1324_953918146"/></text:h>
      <text:p text:style-name="P52">Im Verzeichnis Application/Logo habe ich folgende Vue-Komponenten hinterlegt:</text:p>
      <text:list text:style-name="L10">
        <text:list-item>
          <text:p text:style-name="P55"><text:span text:style-name="T12">Favicon.vue</text:span></text:p>
        </text:list-item>
        <text:list-item>
          <text:p text:style-name="P54">Logo.vue</text:p>
        </text:list-item>
      </text:list>
      <text:p text:style-name="P52">Im Verzeichnis Application/Shared habe ich folgende Vue-Komponenten erstellt:</text:p>
      <text:list text:style-name="L9">
        <text:list-item>
          <text:p text:style-name="P53">BrandFooter.vue</text:p>
        </text:list-item>
        <text:list-item>
          <text:p text:style-name="P53">BrandHeader.vue</text:p>
        </text:list-item>
        <text:list-item>
          <text:p text:style-name="P53">LinkFooter.vue</text:p>
        </text:list-item>
        <text:list-item>
          <text:p text:style-name="P53">LinkHeader.vue</text:p>
        </text:list-item>
      </text:list>
      <text:p text:style-name="P56">Und im Verzeichnis Application/Components/Icons habe ich die folgende Vue-Komponenten hinterlegt:</text:p>
      <text:list text:style-name="L11">
        <text:list-item>
          <text:p text:style-name="P57">SocialMedia/Facebook.vue</text:p>
        </text:list-item>
        <text:list-item>
          <text:p text:style-name="P57">SocialMedia/LinkedIn.vue</text:p>
        </text:list-item>
        <text:list-item>
          <text:p text:style-name="P57">SocialMedia/Youtube.vue</text:p>
        </text:list-item>
        <text:list-item>
          <text:p text:style-name="P57">Close.vue</text:p>
        </text:list-item>
        <text:list-item>
          <text:p text:style-name="P57">Done.vue</text:p>
        </text:list-item>
        <text:list-item>
          <text:p text:style-name="P57">Exclamation.vue</text:p>
        </text:list-item>
        <text:list-item>
          <text:p text:style-name="P57">ExclamationCircle.vue</text:p>
        </text:list-item>
        <text:list-item>
          <text:p text:style-name="P57">Menu.vue</text:p>
        </text:list-item>
        <text:list-item>
          <text:p text:style-name="P57">Night.vue</text:p>
        </text:list-item>
        <text:list-item>
          <text:p text:style-name="P57">Sun.vue</text:p>
        </text:list-item>
      </text:list>
      <text:h text:style-name="Heading_20_3" text:outline-level="3"><text:bookmark-start text:name="__RefHeading___Toc1326_953918146"/><text:soft-page-break/>Toast<text:bookmark-end text:name="__RefHeading___Toc1326_953918146"/></text:h>
      <text:p text:style-name="P56">Für die Anzeige wichtiger Informationen habe ich im Verzeichnis Application/Components/Content die Vue-Komponente Toast.vue erstellt.</text:p>
      <text:p text:style-name="P56">Im Skript-Bereich haben wir</text:p>
      <text:p text:style-name="Code">&lt;script&gt;</text:p>
      <text:p text:style-name="Code">import IconDone from "@/Application/Components/Icons/Done.vue";</text:p>
      <text:p text:style-name="Code">import IconExclamation from "@/Application/Components/Icons/Exclamation.vue";</text:p>
      <text:p text:style-name="Code">import IconClose from "@/Application/Components/Icons/Close.vue";</text:p>
      <text:p text:style-name="Code"/>
      <text:p text:style-name="Code">export default {</text:p>
      <text:p text:style-name="Code"><text:s text:c="4"/>name: "Content_Toast",</text:p>
      <text:p text:style-name="Code"/>
      <text:p text:style-name="Code"><text:s text:c="4"/>components: {</text:p>
      <text:p text:style-name="Code"><text:s text:c="8"/>IconDone,</text:p>
      <text:p text:style-name="Code"><text:s text:c="8"/>IconExclamation,</text:p>
      <text:p text:style-name="Code"><text:s text:c="8"/>IconClose,</text:p>
      <text:p text:style-name="Code"><text:s text:c="4"/>},</text:p>
      <text:p text:style-name="Code"/>
      <text:p text:style-name="Code"><text:s text:c="4"/>data() {</text:p>
      <text:p text:style-name="Code"><text:s text:c="8"/>return {</text:p>
      <text:p text:style-name="Code"><text:s text:c="12"/>show: true,</text:p>
      <text:p text:style-name="Code"><text:s text:c="12"/>type: "success",</text:p>
      <text:p text:style-name="Code"><text:s text:c="12"/>message: null,</text:p>
      <text:p text:style-name="Code"><text:s text:c="12"/>alertClass: "",</text:p>
      <text:p text:style-name="Code"><text:s text:c="8"/>};</text:p>
      <text:p text:style-name="Code"><text:s text:c="4"/>},</text:p>
      <text:p text:style-name="Code"><text:s text:c="4"/>//</text:p>
      <text:p text:style-name="Code"><text:s text:c="4"/>created() {</text:p>
      <text:p text:style-name="Code"><text:s text:c="8"/>this.getMessage();</text:p>
      <text:p text:style-name="Code"><text:s text:c="4"/>},</text:p>
      <text:p text:style-name="Code"><text:s text:c="4"/>//</text:p>
      <text:p text:style-name="Code"><text:s text:c="4"/>watch: {</text:p>
      <text:p text:style-name="Code"><text:s text:c="8"/>"$page.props.flash": {</text:p>
      <text:p text:style-name="Code"><text:s text:c="12"/>handler() {</text:p>
      <text:p text:style-name="Code"><text:s text:c="16"/>this.getMessage();</text:p>
      <text:p text:style-name="Code"><text:s text:c="12"/>},</text:p>
      <text:p text:style-name="Code"><text:s text:c="12"/>deep: true,</text:p>
      <text:p text:style-name="Code"><text:s text:c="12"/>immediate: true,</text:p>
      <text:p text:style-name="Code"><text:s text:c="8"/>},</text:p>
      <text:p text:style-name="Code"><text:s text:c="4"/>},</text:p>
      <text:p text:style-name="Code"><text:s text:c="4"/>//</text:p>
      <text:p text:style-name="Code"><text:s text:c="4"/>methods: {</text:p>
      <text:p text:style-name="Code"><text:s text:c="8"/>getMessage() {</text:p>
      <text:p text:style-name="Code"><text:soft-page-break/><text:s text:c="12"/>if (this.$page.props.toast.error) {</text:p>
      <text:p text:style-name="Code"><text:s text:c="16"/>this.type = "error";</text:p>
      <text:p text:style-name="Code"><text:s text:c="16"/>this.message = this.$page.props.toast.error;</text:p>
      <text:p text:style-name="Code"><text:s text:c="12"/>}</text:p>
      <text:p text:style-name="Code"><text:s text:c="12"/>//</text:p>
      <text:p text:style-name="Code"><text:s text:c="12"/>if (this.$page.props.toast.warning) {</text:p>
      <text:p text:style-name="Code"><text:s text:c="16"/>this.type = "warning";</text:p>
      <text:p text:style-name="Code"><text:s text:c="16"/>this.message = this.$page.props.toast.warning;</text:p>
      <text:p text:style-name="Code"><text:s text:c="12"/>}</text:p>
      <text:p text:style-name="Code"><text:s text:c="12"/>//</text:p>
      <text:p text:style-name="Code"><text:s text:c="12"/>if (this.$page.props.toast.info) {</text:p>
      <text:p text:style-name="Code"><text:s text:c="16"/>this.type = "info";</text:p>
      <text:p text:style-name="Code"><text:s text:c="16"/>this.message = this.$page.props.toast.info;</text:p>
      <text:p text:style-name="Code"><text:s text:c="12"/>}</text:p>
      <text:p text:style-name="Code"><text:s text:c="12"/>//</text:p>
      <text:p text:style-name="Code"><text:s text:c="12"/>if (this.$page.props.toast.success) {</text:p>
      <text:p text:style-name="Code"><text:s text:c="16"/>this.type = "success";</text:p>
      <text:p text:style-name="Code"><text:s text:c="16"/>this.message = this.$page.props.toast.success;</text:p>
      <text:p text:style-name="Code"><text:s text:c="12"/>}</text:p>
      <text:p text:style-name="Code"><text:s text:c="12"/>//</text:p>
      <text:p text:style-name="Code"><text:s text:c="12"/>this.show = true;</text:p>
      <text:p text:style-name="Code"/>
      <text:p text:style-name="Code"><text:s text:c="12"/>this.alertClass = this.determineAlertClass(this.type);</text:p>
      <text:p text:style-name="Code"><text:s text:c="8"/>},</text:p>
      <text:p text:style-name="Code"><text:s text:c="8"/>determineAlertClass(type) {</text:p>
      <text:p text:style-name="Code"><text:s text:c="12"/>switch (type) {</text:p>
      <text:p text:style-name="Code"><text:s text:c="16"/>case "success":</text:p>
      <text:p text:style-name="Code"><text:s text:c="20"/>return "border border-green-200 dark:border-green-800";</text:p>
      <text:p text:style-name="Code"><text:s text:c="16"/>case "warning":</text:p>
      <text:p text:style-name="Code"><text:s text:c="20"/>return "border border-orange-200 dark:border-orange-800";</text:p>
      <text:p text:style-name="Code"><text:s text:c="16"/>case "info":</text:p>
      <text:p text:style-name="Code"><text:s text:c="20"/>return "border border-sky-200 dark:border-sky-800";</text:p>
      <text:p text:style-name="Code"><text:s text:c="16"/>case "error":</text:p>
      <text:p text:style-name="Code"><text:s text:c="20"/>return "border border-red-200 dark:border-red-800";</text:p>
      <text:p text:style-name="Code"><text:s text:c="16"/>default:</text:p>
      <text:p text:style-name="Code"><text:s text:c="20"/>return "border border-layout-sun-200 dark:border-layout-night-200"; </text:p>
      <text:p text:style-name="Code"><text:s text:c="12"/>}</text:p>
      <text:p text:style-name="Code"><text:s text:c="8"/>},</text:p>
      <text:p text:style-name="Code"><text:s text:c="4"/>},</text:p>
      <text:p text:style-name="Code">};</text:p>
      <text:p text:style-name="Code">&lt;/script&gt;</text:p>
      <text:h text:style-name="Heading_20_4" text:outline-level="4"><text:soft-page-break/>Template-Bereich</text:h>
      <text:p text:style-name="P56">Das Template definiert einen Container für die Toast-Nachricht, der nur angezeigt wird, wenn eine message vorhanden ist und die Variable show auf true gesetzt ist.</text:p>
      <text:p text:style-name="P56">Je nach dem Typ der Nachricht (success, info, warning, error) wird ein entsprechendes Icon und ein Farbschema verwendet, um den Benutzer visuell über die Art der Nachricht zu informieren. Dies erfolgt durch bedingte v-if Direktiven.</text:p>
      <text:p text:style-name="P56">Die Nachricht selbst wird durch v-html="message" in das Template eingefügt, was es ermöglicht, HTML-Inhalte innerhalb der Nachricht zu rendern.</text:p>
      <text:p text:style-name="P56">Ein Button ermöglicht dem Benutzer, die Toast-Nachricht manuell zu schließen. Das Schließen setzt die show-Variable auf false.</text:p>
      <text:h text:style-name="Heading_20_4" text:outline-level="4">Script-Bereich</text:h>
      <text:p text:style-name="P56">Drei Icon-Komponenten (IconDone, IconExclamation, IconClose) werden importiert und innerhalb der Toast-Komponente verwendet, um die visuellen Elemente für Erfolg, Warnung/Fehler und das Schließen der Nachricht darzustellen.</text:p>
      <text:p text:style-name="P56">Die Daten der Komponente beinhalten die show, type, message und alertClass Variablen, die den Anzeigezustand, den Nachrichtentyp, den Nachrichtentext und die Klassen für das Styling des Alert-Containers steuern.</text:p>
      <text:p text:style-name="P56">In der created Lifecycle-Hook wird die getMessage Methode aufgerufen, um die Nachrichteninformationen beim Initialisieren der Komponente zu laden.</text:p>
      <text:p text:style-name="P56">Ein Watcher ist auf $page.props.flash eingerichtet, um Änderungen an den Flash-Nachrichten zu erkennen und entsprechend die Nachrichteninformationen zu aktualisieren.</text:p>
      <text:p text:style-name="P56">Die getMessage Methode liest die Nachrichteninformationen aus den props und setzt die Daten der Komponente entsprechend dem Typ der Nachricht.</text:p>
      <text:p text:style-name="P56">Die determineAlertClass Methode bestimmt die Tailwind CSS-Klassen für den Rand der Nachrichtenbox basierend auf dem Typ der Nachricht.</text:p>
      <text:p text:style-name="Text_20_body"/>
      <text:h text:style-name="Heading_20_3" text:outline-level="3"><text:bookmark-start text:name="__RefHeading___Toc1328_953918146"/><text:soft-page-break/>Die Datei Layout.vue<text:bookmark-end text:name="__RefHeading___Toc1328_953918146"/></text:h>
      <text:p text:style-name="P48">Wir erstellen jetzt die <text:span text:style-name="T10">bereits erwähnte </text:span>Datei Layout.vue im Verzeichnis Application/Homepage/Shared. Layout.vue enthält den Rahmen für jede Seite unserer Homepage.</text:p>
      <text:p text:style-name="P51">Im Template-Bereich hat sie folgende Struktur:</text:p>
      <text:p text:style-name="Code">&lt;template&gt;</text:p>
      <text:p text:style-name="Code"><text:s text:c="4"/>&lt;meta-header :title="headerTitle"&gt;</text:p>
      <text:p text:style-name="Code"><text:s text:c="4"/>…</text:p>
      <text:p text:style-name="Code"><text:s text:c="4"/>&lt;/meta-header&gt;</text:p>
      <text:p text:style-name="Code"/>
      <text:p text:style-name="Code"><text:s text:c="4"/>&lt;main :class="mode" id="app-layout-start"&gt;</text:p>
      <text:p text:style-name="Code"><text:s text:c="4"/>…</text:p>
      <text:p text:style-name="Code"><text:s text:c="4"/>&lt;/<text:span text:style-name="T10">main&gt;</text:span></text:p>
      <text:p text:style-name="Code"/>
      <text:p text:style-name="Code"><text:s text:c="4"/>&lt;footer&gt;</text:p>
      <text:p text:style-name="P26"><text:s text:c="4"/>…</text:p>
      <text:p text:style-name="P25"><text:s text:c="4"/>&lt;/footer&gt;</text:p>
      <text:p text:style-name="P25">&lt;/<text:span text:style-name="T11">template&g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style:text-properties style:font-name="Verdana" fo:font-family="Verdana"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style:contextual-spacing="true" fo:line-height="15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99cm" fo:margin-bottom="0.199cm" style:contextual-spacing="false" style:page-number="auto" fo:break-before="page"/>
      <style:text-properties fo:font-size="2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499cm" fo:margin-bottom="0.199cm" style:contextual-spacing="false" style:page-number="auto"/>
      <style:text-properties fo:font-size="22pt" fo:font-weight="bold" style:font-size-asian="16pt" style:font-weight-asian="bold" style:font-size-complex="16pt" style:font-weight-complex="bold"/>
    </style:style>
    <style:style style:name="Code" style:family="paragraph" style:parent-style-name="Standard" style:master-page-name="">
      <loext:graphic-properties draw:fill="solid" draw:fill-color="#eeeeee"/>
      <style:paragraph-properties fo:margin-top="0.199cm" fo:margin-bottom="0.199cm" style:contextual-spacing="true" fo:line-height="150%" style:page-number="auto" fo:background-color="#eeeeee" fo:padding="0.199cm" fo:border="none"/>
      <style:text-properties style:font-name="Courier New" fo:font-family="'Courier New'" style:font-style-name="Standard" style:font-family-generic="modern" style:font-pitch="fixed" fo:font-size="9pt"/>
    </style:style>
    <style:style style:name="Quotations" style:family="paragraph" style:parent-style-name="Standard" style:class="html" style:master-page-name="">
      <style:paragraph-properties fo:margin-left="1cm" fo:margin-right="1cm" fo:margin-top="0.199cm" fo:margin-bottom="0.199cm" style:contextual-spacing="false" fo:text-indent="0cm" style:auto-text-indent="false" style:page-number="auto" fo:padding="0.199cm" fo:border-left="2.24pt solid #eeeeee" fo:border-right="none" fo:border-top="none" fo:border-bottom="none"/>
      <style:text-properties fo:font-size="13pt"/>
    </style:style>
    <style:style style:name="Heading_20_3" style:display-name="Heading 3" style:family="paragraph" style:parent-style-name="Heading" style:next-style-name="Text_20_body" style:default-outline-level="3" style:class="text">
      <style:paragraph-properties fo:margin-top="0.499cm" fo:margin-bottom="0.199cm" style:contextual-spacing="false"/>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499cm" fo:margin-bottom="0.199cm" style:contextual-spacing="false"/>
      <style:text-properties fo:font-size="15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499cm" fo:margin-bottom="0.199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499cm" fo:margin-bottom="0.199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99cm" style:contextual-spacing="false" fo:line-height="150%"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5T08:23:35.986000000</meta:creation-date>
    <meta:generator>LibreOffice/24.2.1.2$Windows_X86_64 LibreOffice_project/db4def46b0453cc22e2d0305797cf981b68ef5ac</meta:generator>
    <dc:date>2024-03-26T17:06:14.386000000</dc:date>
    <meta:editing-duration>PT2H25M58S</meta:editing-duration>
    <meta:editing-cycles>47</meta:editing-cycles>
    <meta:document-statistic meta:table-count="0" meta:image-count="0" meta:object-count="0" meta:page-count="28" meta:paragraph-count="486" meta:word-count="3895" meta:character-count="32807" meta:non-whitespace-character-count="28156"/>
  </office:meta>
</office:document-meta>
</file>